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2" style:family="paragraph" style:parent-style-name="Text_20_body">
      <style:text-properties style:text-position="0% 100%" style:font-name="Liberation Serif" officeooo:rsid="0040c7db" officeooo:paragraph-rsid="00792f3d" style:font-name-asian="Liberation Serif"/>
    </style:style>
    <style:style style:name="P3" style:family="paragraph" style:parent-style-name="Text_20_body">
      <style:text-properties officeooo:paragraph-rsid="007b6b3c"/>
    </style:style>
    <style:style style:name="P4" style:family="paragraph" style:parent-style-name="Text_20_body">
      <style:text-properties officeooo:paragraph-rsid="007e8fb3"/>
    </style:style>
    <style:style style:name="P5" style:family="paragraph" style:parent-style-name="Text_20_body">
      <style:text-properties officeooo:paragraph-rsid="0081ec09"/>
    </style:style>
    <style:style style:name="P6" style:family="paragraph" style:parent-style-name="Text_20_body">
      <style:text-properties officeooo:paragraph-rsid="0087b9bf"/>
    </style:style>
    <style:style style:name="P7" style:family="paragraph" style:parent-style-name="Text_20_body">
      <style:text-properties officeooo:paragraph-rsid="008e9d31"/>
    </style:style>
    <style:style style:name="P8" style:family="paragraph" style:parent-style-name="Text_20_body">
      <style:text-properties officeooo:paragraph-rsid="00900559"/>
    </style:style>
    <style:style style:name="P9" style:family="paragraph" style:parent-style-name="Text_20_body">
      <style:text-properties officeooo:paragraph-rsid="00934b34"/>
    </style:style>
    <style:style style:name="P10" style:family="paragraph" style:parent-style-name="Text_20_body">
      <style:text-properties officeooo:paragraph-rsid="0094fa52"/>
    </style:style>
    <style:style style:name="P11" style:family="paragraph" style:parent-style-name="Text_20_body">
      <style:text-properties officeooo:paragraph-rsid="00967ffb"/>
    </style:style>
    <style:style style:name="P12" style:family="paragraph" style:parent-style-name="Text_20_body">
      <style:text-properties officeooo:paragraph-rsid="009b8e3d"/>
    </style:style>
    <style:style style:name="P13" style:family="paragraph" style:parent-style-name="Text_20_body">
      <style:text-properties officeooo:paragraph-rsid="00a5e51b"/>
    </style:style>
    <style:style style:name="P14" style:family="paragraph" style:parent-style-name="Text_20_body">
      <style:text-properties officeooo:paragraph-rsid="00b6e7f2"/>
    </style:style>
    <style:style style:name="P15" style:family="paragraph" style:parent-style-name="Standard">
      <style:text-properties fo:color="#000000" style:text-position="0% 100%" style:font-name="Liberation Serif" fo:font-size="14.1000003814697pt" fo:font-weight="bold" officeooo:rsid="00404071" officeooo:paragraph-rsid="00404071" fo:background-color="#fffff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Heading_20_3">
      <style:text-properties officeooo:paragraph-rsid="0094fa52"/>
    </style:style>
    <style:style style:name="P17" style:family="paragraph" style:parent-style-name="Heading_20_3">
      <style:text-properties style:text-position="0% 100%" officeooo:rsid="0020adab" officeooo:paragraph-rsid="00c91235"/>
    </style:style>
    <style:style style:name="P18" style:family="paragraph" style:parent-style-name="Heading_20_3">
      <style:text-properties officeooo:paragraph-rsid="009b8e3d"/>
    </style:style>
    <style:style style:name="P19" style:family="paragraph" style:parent-style-name="Heading_20_3">
      <style:text-properties officeooo:paragraph-rsid="00a5e51b"/>
    </style:style>
    <style:style style:name="P20" style:family="paragraph" style:parent-style-name="Heading_20_3">
      <style:text-properties officeooo:paragraph-rsid="00b6e7f2"/>
    </style:style>
    <style:style style:name="P21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22" style:family="paragraph" style:parent-style-name="Text_20_body">
      <style:text-properties style:text-position="0% 100%" officeooo:rsid="0020adab" officeooo:paragraph-rsid="007790b1"/>
    </style:style>
    <style:style style:name="P23" style:family="paragraph" style:parent-style-name="Text_20_body">
      <style:paragraph-properties fo:line-height="100%"/>
      <style:text-properties style:text-position="0% 100%" style:font-name="Liberation Serif" fo:font-size="10.5pt" fo:font-weight="normal" officeooo:rsid="0040c7db" officeooo:paragraph-rsid="007790b1" style:font-name-asian="Liberation Serif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officeooo:paragraph-rsid="00c94830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0.5pt" style:font-name-asian="Liberation Serif" style:font-size-asian="10.5pt" style:font-size-complex="10.5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31d07" style:font-name-asian="Liberation Serif" style:font-size-asian="10.5pt" style:font-size-complex="10.5pt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9fd13" style:font-name-asian="Liberation Serif" style:font-size-asian="10.5pt" style:font-size-complex="10.5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b887b" style:font-name-asian="Liberation Serif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officeooo:rsid="0020adab" officeooo:paragraph-rsid="007790b1" style:font-name-asian="Liberation Serif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a5e51b" style:font-name-asian="Liberation Serif" style:font-size-asian="10.5pt" style:font-size-complex="10.5pt"/>
    </style:style>
    <style:style style:name="P31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402b" style:font-name-asian="Liberation Serif" style:font-size-asian="10.5pt" style:font-size-complex="10.5pt"/>
    </style:style>
    <style:style style:name="P32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fd13" style:font-name-asian="Liberation Serif" style:font-size-asian="10.5pt" style:font-size-complex="10.5pt"/>
    </style:style>
    <style:style style:name="P33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b887b" style:font-name-asian="Liberation Serif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07790b1" style:font-name-asian="Liberation Serif" style:font-size-asian="10.5pt" style:font-weight-asian="normal" style:font-size-complex="10.5pt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934b34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0900559"/>
    </style:style>
    <style:style style:name="P37" style:family="paragraph" style:parent-style-name="Text_20_body">
      <style:paragraph-properties fo:margin-top="0cm" fo:margin-bottom="0cm" loext:contextual-spacing="false"/>
      <style:text-properties fo:font-size="10.5pt" officeooo:paragraph-rsid="0081ec09" style:font-size-asian="10.5pt" style:font-size-complex="10.5pt"/>
    </style:style>
    <style:style style:name="P38" style:family="paragraph" style:parent-style-name="Text_20_body">
      <style:paragraph-properties fo:margin-top="0cm" fo:margin-bottom="0cm" loext:contextual-spacing="false"/>
      <style:text-properties fo:font-size="10.5pt" officeooo:paragraph-rsid="007e8fb3" style:font-size-asian="10.5pt" style:font-size-complex="10.5pt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8d2be3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a5e51b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e63ef5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b6e7f2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badfc6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9b8e3d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a2e168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a426d7"/>
    </style:style>
    <style:style style:name="P4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officeooo:paragraph-rsid="00900559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0.5pt" officeooo:rsid="00524703" officeooo:paragraph-rsid="006d1823" style:font-name-asian="Liberation Serif" style:font-size-asian="10.5pt" style:font-size-complex="10.5pt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c76e5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b6e7f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officeooo:rsid="0020adab" style:font-name-asian="Liberation Serif"/>
    </style:style>
    <style:style style:name="T13" style:family="text">
      <style:text-properties style:text-position="0% 100%" style:font-name="Liberation Serif" officeooo:rsid="0040c7db" style:font-name-asian="Liberation Serif"/>
    </style:style>
    <style:style style:name="T14" style:family="text">
      <style:text-properties style:text-position="0% 100%" style:font-name="Liberation Serif" officeooo:rsid="004c1cf0" style:font-name-asian="Liberation Serif"/>
    </style:style>
    <style:style style:name="T15" style:family="text">
      <style:text-properties style:text-position="0% 100%" style:font-name="Liberation Serif" officeooo:rsid="00ad0d65" style:font-name-asian="Liberation Serif"/>
    </style:style>
    <style:style style:name="T16" style:family="text">
      <style:text-properties style:text-position="0% 100%" style:font-name="Liberation Serif" officeooo:rsid="00b10f06" style:font-name-asian="Liberation Serif"/>
    </style:style>
    <style:style style:name="T17" style:family="text">
      <style:text-properties style:text-position="0% 100%" style:font-name="Liberation Serif" officeooo:rsid="00b728b3" style:font-name-asian="Liberation Serif"/>
    </style:style>
    <style:style style:name="T18" style:family="text">
      <style:text-properties style:text-position="0% 100%" style:font-name="Liberation Serif" officeooo:rsid="00bbbfab" style:font-name-asian="Liberation Serif"/>
    </style:style>
    <style:style style:name="T19" style:family="text">
      <style:text-properties style:text-position="0% 100%" style:font-name="Liberation Serif" officeooo:rsid="00c979a5" style:font-name-asian="Liberation Serif"/>
    </style:style>
    <style:style style:name="T20" style:family="text">
      <style:text-properties style:text-position="0% 100%" officeooo:rsid="0040c7db"/>
    </style:style>
    <style:style style:name="T21" style:family="text">
      <style:text-properties style:text-position="0% 100%" officeooo:rsid="00ad0d65"/>
    </style:style>
    <style:style style:name="T22" style:family="text">
      <style:text-properties style:text-position="0% 100%" officeooo:rsid="00b10f06"/>
    </style:style>
    <style:style style:name="T23" style:family="text">
      <style:text-properties style:text-position="0% 100%" officeooo:rsid="00e31d07"/>
    </style:style>
    <style:style style:name="T24" style:family="text">
      <style:text-properties fo:color="#000000"/>
    </style:style>
    <style:style style:name="T25" style:family="text">
      <style:text-properties fo:color="#158466"/>
    </style:style>
    <style:style style:name="T26" style:family="text">
      <style:text-properties fo:font-variant="normal" fo:text-transform="none" fo:color="#191b1f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27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28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size-complex="10.5pt" loext:padding="0cm" loext:border="none"/>
    </style:style>
    <style:style style:name="T29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Noto Sans Mono CJK SC" style:font-size-asian="10.5pt" style:font-name-complex="Liberation Mono" style:font-size-complex="10.5pt" loext:padding="0cm" loext:border="none"/>
    </style:style>
    <style:style style:name="T30" style:family="text">
      <style:text-properties fo:font-variant="normal" fo:text-transform="none" fo:color="#191b1f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31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32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aaf4b8" style:font-name-asian="Liberation Serif" style:font-size-asian="12pt" style:font-name-complex="Liberation Mono" style:font-size-complex="12pt" loext:padding="0cm" loext:border="none"/>
    </style:style>
    <style:style style:name="T33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40c7db" style:font-name-asian="Liberation Serif" style:font-size-asian="12pt" style:font-name-complex="Liberation Mono" style:font-size-complex="12pt" loext:padding="0cm" loext:border="none"/>
    </style:style>
    <style:style style:name="T34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badfc6" style:font-name-asian="Liberation Serif" style:font-size-asian="12pt" style:font-name-complex="Liberation Mono" style:font-size-complex="12pt" loext:padding="0cm" loext:border="none"/>
    </style:style>
    <style:style style:name="T35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36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37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b28d52" style:font-name-asian="Liberation Serif" style:font-size-asian="10.5pt" style:font-name-complex="Liberation Mono" style:font-size-complex="10.5pt" loext:padding="0cm" loext:border="none"/>
    </style:style>
    <style:style style:name="T3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39" style:family="text">
      <style:text-properties fo:font-variant="normal" fo:text-transform="none" fo:color="#191b1f" style:text-position="0% 100%" style:font-name="Liberation Serif" fo:letter-spacing="normal" fo:font-style="normal" fo:font-weight="normal" officeooo:rsid="0040c7db" style:font-name-asian="Liberation Serif" style:font-name-complex="Liberation Mono" loext:padding="0cm" loext:border="none"/>
    </style:style>
    <style:style style:name="T40" style:family="text">
      <style:text-properties fo:font-variant="normal" fo:text-transform="none" fo:color="#191b1f" style:text-position="0% 100%" style:font-name="Liberation Serif" fo:letter-spacing="normal" fo:font-style="normal" fo:font-weight="normal" officeooo:rsid="00badfc6" style:font-name-asian="Liberation Serif" style:font-name-complex="Liberation Mono" loext:padding="0cm" loext:border="none"/>
    </style:style>
    <style:style style:name="T41" style:family="text">
      <style:text-properties fo:font-variant="normal" fo:text-transform="none" fo:color="#191b1f" style:text-position="0% 100%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42" style:family="text">
      <style:text-properties fo:font-variant="normal" fo:text-transform="none" fo:color="#191b1f" style:text-position="0% 100%" style:font-name="Liberation Serif" fo:letter-spacing="normal" fo:font-style="normal" fo:font-weight="normal" officeooo:rsid="0020adab" style:font-name-asian="Liberation Serif" style:font-name-complex="Liberation Mono" loext:padding="0cm" loext:border="none"/>
    </style:style>
    <style:style style:name="T43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44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45" style:family="text">
      <style:text-properties fo:font-variant="normal" fo:text-transform="none" fo:color="#191b1f" style:text-position="0% 100%" fo:font-size="12pt" fo:letter-spacing="normal" fo:font-style="normal" fo:font-weight="normal" officeooo:rsid="008d2be3" style:font-size-asian="12pt" style:font-name-complex="Liberation Mono" style:font-size-complex="12pt" loext:padding="0cm" loext:border="none"/>
    </style:style>
    <style:style style:name="T46" style:family="text">
      <style:text-properties fo:font-variant="normal" fo:text-transform="none" fo:color="#191b1f" style:text-position="0% 100%" fo:font-size="12pt" fo:letter-spacing="normal" fo:font-style="normal" fo:font-weight="normal" officeooo:rsid="00aaf4b8" style:font-size-asian="12pt" style:font-name-complex="Liberation Mono" style:font-size-complex="12pt" loext:padding="0cm" loext:border="none"/>
    </style:style>
    <style:style style:name="T47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48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aaf4b8" style:font-name-asian="Liberation Serif" style:font-size-asian="12pt" style:font-name-complex="Liberation Mono" style:font-size-complex="12pt" loext:padding="0cm" loext:border="none"/>
    </style:style>
    <style:style style:name="T49" style:family="text">
      <style:text-properties fo:font-variant="normal" fo:text-transform="none" fo:color="#191b1f" style:text-position="0% 100%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50" style:family="text">
      <style:text-properties fo:font-variant="normal" fo:text-transform="none" fo:color="#191b1f" style:text-position="0% 100%" style:font-name="Liberation Serif" fo:letter-spacing="normal" fo:font-style="normal" fo:font-weight="normal" officeooo:rsid="00aaf4b8" style:font-name-asian="Liberation Serif" style:font-name-complex="Liberation Mono" loext:padding="0cm" loext:border="none"/>
    </style:style>
    <style:style style:name="T5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5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aaf4b8" style:font-name-asian="Liberation Serif" style:font-size-asian="10.5pt" style:font-name-complex="Liberation Mono" style:font-size-complex="10.5pt" loext:padding="0cm" loext:border="none"/>
    </style:style>
    <style:style style:name="T53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54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55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e88e0c" style:font-name-asian="Liberation Serif" style:font-size-asian="10.5pt" style:font-name-complex="Liberation Mono" style:font-size-complex="10.5pt" loext:padding="0cm" loext:border="none"/>
    </style:style>
    <style:style style:name="T56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57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58" style:family="text">
      <style:text-properties fo:font-variant="normal" fo:text-transform="none" fo:color="#191b1f" style:text-position="0% 100%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59" style:family="text">
      <style:text-properties fo:font-variant="normal" fo:text-transform="none" fo:color="#191b1f" style:text-position="0% 100%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60" style:family="text">
      <style:text-properties fo:font-variant="normal" fo:text-transform="none" fo:color="#191b1f" style:text-position="0% 100%" fo:font-size="10.5pt" fo:letter-spacing="normal" fo:font-style="normal" fo:font-weight="normal" officeooo:rsid="008d2be3" style:font-size-asian="10.5pt" style:font-name-complex="Liberation Mono" style:font-size-complex="10.5pt" loext:padding="0cm" loext:border="none"/>
    </style:style>
    <style:style style:name="T61" style:family="text">
      <style:text-properties fo:font-variant="normal" fo:text-transform="none" fo:color="#191b1f" style:text-position="0% 100%" fo:font-size="10.5pt" fo:letter-spacing="normal" fo:font-style="normal" fo:font-weight="normal" officeooo:rsid="0020adab" style:font-size-asian="10.5pt" style:font-name-complex="Liberation Mono" style:font-size-complex="10.5pt" loext:padding="0cm" loext:border="none"/>
    </style:style>
    <style:style style:name="T62" style:family="text">
      <style:text-properties fo:font-variant="normal" fo:text-transform="none" fo:color="#191b1f" style:text-position="0% 100%" fo:font-size="10.5pt" fo:letter-spacing="normal" fo:font-style="normal" fo:font-weight="normal" officeooo:rsid="0040c7db" style:font-size-asian="10.5pt" style:font-name-complex="Liberation Mono" style:font-size-complex="10.5pt" loext:padding="0cm" loext:border="none"/>
    </style:style>
    <style:style style:name="T63" style:family="text">
      <style:text-properties fo:font-variant="normal" fo:text-transform="none" fo:color="#191b1f" fo:font-size="10.5pt" fo:letter-spacing="normal" fo:font-style="normal" fo:font-weight="normal" officeooo:rsid="008d2be3" style:font-size-asian="10.5pt" style:font-size-complex="10.5pt" loext:padding="0cm" loext:border="none"/>
    </style:style>
    <style:style style:name="T64" style:family="text">
      <style:text-properties fo:font-variant="normal" fo:text-transform="none" fo:color="#191b1f" fo:font-size="10.5pt" fo:letter-spacing="normal" fo:font-style="normal" fo:font-weight="normal" officeooo:rsid="008d2be3" style:font-size-asian="10.5pt" style:font-name-complex="Liberation Mono" style:font-size-complex="10.5pt" loext:padding="0cm" loext:border="none"/>
    </style:style>
    <style:style style:name="T65" style:family="text">
      <style:text-properties fo:font-variant="normal" fo:text-transform="none" fo:color="#191b1f" fo:font-size="12pt" fo:letter-spacing="normal" fo:font-style="normal" fo:font-weight="normal" officeooo:rsid="008d2be3" style:font-size-asian="12pt" style:font-name-complex="Liberation Mono" style:font-size-complex="12pt" loext:padding="0cm" loext:border="none"/>
    </style:style>
    <style:style style:name="T66" style:family="text">
      <style:text-properties fo:font-variant="normal" fo:text-transform="none" fo:color="#191b1f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67" style:family="text">
      <style:text-properties fo:font-variant="normal" fo:text-transform="none" fo:color="#191b1f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68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69" style:family="text">
      <style:text-properties fo:font-size="10.5pt" style:font-size-asian="10.5pt" style:font-size-complex="10.5pt"/>
    </style:style>
    <style:style style:name="T70" style:family="text">
      <style:text-properties officeooo:rsid="0040c7db"/>
    </style:style>
    <style:style style:name="T71" style:family="text">
      <style:text-properties officeooo:rsid="00e4e1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classes库中的dataclass类：</text:p>
      <text:p text:style-name="P3"><text:s text:c="4"/>• 通过使用装饰器@dataclass，它可以自动生成特殊方法（如__init__() 和 __repr__() ...等方法 ）来简化数据类的创建。</text:p>
      <text:p text:style-name="P5"><text:s text:c="4"/>• 使用例子：</text:p>
      <text:p text:style-name="P37"><text:tab/><text:tab/><text:tab/><text:tab/>from dataclasses import dataclass</text:p>
      <text:p text:style-name="P37"><text:tab/><text:tab/><text:tab/><text:tab/>@dataclass</text:p>
      <text:p text:style-name="P37"><text:tab/><text:tab/><text:tab/><text:tab/>class A:</text:p>
      <text:p text:style-name="P37"><text:tab/><text:tab/><text:tab/><text:tab/> ...</text:p>
      <text:p text:style-name="P6"><text:s text:c="4"/>• 优点：无需定义__init__，然后将值赋给self，dataclass会自动处理。并且使用dataclass以更加易读的方式预先定义了成员属性，我们立即能知道val是int类型，这比一般定义类成员的方式更具可读性。下面是使用和不使用dataclass的对比：</text:p>
      <text:p text:style-name="P6">不使用dataclass：</text:p>
      <text:p text:style-name="P38"><text:tab/><text:tab/><text:tab/><text:tab/>class Number:</text:p>
      <text:p text:style-name="P38"><text:s text:c="2"/><text:tab/><text:tab/><text:tab/><text:tab/>def __init__(self, val):</text:p>
      <text:p text:style-name="P38"><text:s text:c="4"/><text:tab/><text:tab/><text:tab/><text:tab/> <text:s text:c="5"/>self.val = val</text:p>
      <text:p text:style-name="P4">使用dataclass：</text:p>
      <text:p text:style-name="P38"><text:tab/><text:tab/><text:tab/><text:tab/>@dataclass</text:p>
      <text:p text:style-name="P38"><text:tab/><text:tab/><text:tab/><text:tab/>class Number:</text:p>
      <text:p text:style-name="P39"><text:span text:style-name="T69"><text:tab/><text:tab/><text:tab/><text:tab/> <text:s text:c="8"/>val:int = </text:span><text:span text:style-name="Source_20_Text"><text:span text:style-name="T29">0</text:span></text:span></text:p>
      <text:p text:style-name="P7"><text:span text:style-name="Source_20_Text"><text:span text:style-name="T27"><text:s text:c="4"/>• 优点：自动添加两个数据对象之间的比较：</text:span></text:span></text:p>
      <text:p text:style-name="P8"><text:span text:style-name="Source_20_Text"><text:span text:style-name="T27">不使用</text:span></text:span><text:span text:style-name="Source_20_Text"><text:span text:style-name="T30">dataclass</text:span></text:span><text:span text:style-name="Source_20_Text"><text:span text:style-name="T27">：</text:span></text:span></text:p>
      <text:p text:style-name="P47"><text:span text:style-name="Source_20_Text"><text:span text:style-name="T27"><text:tab/><text:tab/><text:tab/><text:tab/> class Number:</text:span></text:span></text:p>
      <text:p text:style-name="P36"><text:span text:style-name="Source_20_Text"><text:span text:style-name="T27"><text:tab/><text:tab/><text:tab/><text:tab/> <text:s text:c="6"/>def __init__( self, val = 0):</text:span></text:span></text:p>
      <text:p text:style-name="P36"><text:span text:style-name="Source_20_Text"><text:span text:style-name="T27"><text:s text:c="5"/><text:tab/><text:tab/><text:tab/><text:tab/> <text:s text:c="6"/>self.val = val</text:span></text:span></text:p>
      <text:p text:style-name="P36"><text:span text:style-name="Source_20_Text"><text:span text:style-name="T27"><text:s text:c="3"/><text:tab/><text:tab/><text:tab/><text:tab/> def __eq__(self, other):</text:span></text:span></text:p>
      <text:p text:style-name="P36"><text:span text:style-name="Source_20_Text"><text:span text:style-name="T27"><text:s text:c="6"/><text:tab/><text:tab/><text:tab/><text:tab/> <text:s text:c="6"/>return self.val == other.val</text:span></text:span></text:p>
      <text:p text:style-name="P36"><text:span text:style-name="Source_20_Text"><text:span text:style-name="T27"><text:s text:c="3"/><text:tab/><text:tab/><text:tab/><text:tab/> def __lt__(self, other):</text:span></text:span></text:p>
      <text:p text:style-name="P36"><text:span text:style-name="Source_20_Text"><text:span text:style-name="T27"><text:s text:c="4"/><text:tab/><text:tab/><text:tab/><text:tab/> <text:s text:c="6"/>return self.val &lt; other.val</text:span></text:span></text:p>
      <text:p text:style-name="P9"><text:span text:style-name="Source_20_Text"><text:span text:style-name="T27">使用</text:span></text:span><text:span text:style-name="Source_20_Text"><text:span text:style-name="T30">dataclass：</text:span></text:span></text:p>
      <text:p text:style-name="P35"><text:span text:style-name="Source_20_Text"><text:span text:style-name="T28"><text:tab/><text:tab/><text:tab/><text:tab/>@dataclass(order = True)</text:span></text:span></text:p>
      <text:p text:style-name="P35"><text:span text:style-name="Source_20_Text"><text:span text:style-name="T28"><text:tab/><text:tab/><text:tab/><text:tab/>class Number:</text:span></text:span></text:p>
      <text:p text:style-name="P35"><text:span text:style-name="Source_20_Text"><text:span text:style-name="T28"><text:s text:c="2"/><text:tab/><text:tab/><text:tab/><text:tab/> <text:s text:c="8"/>val: int = 0</text:span></text:span></text:p>
      <text:h text:style-name="P16" text:outline-level="3"><text:span text:style-name="T8">tyro</text:span><text:span text:style-name="T9">库</text:span><text:span text:style-name="T12">：</text:span></text:h>
      <text:p text:style-name="P10"><text:span text:style-name="T12"><text:s text:c="4"/>• </text:span><text:span text:style-name="T13">tyro库是一个比argparse更好用的命令行解析库。</text:span></text:p>
      <text:p text:style-name="P11"><text:span text:style-name="T12"><text:s text:c="4"/>• 使用例子</text:span><text:span text:style-name="T13">：</text:span></text:p>
      <text:p text:style-name="P35"><text:span text:style-name="Source_20_Text"><text:span text:style-name="T27"><text:tab/><text:tab/><text:tab/><text:tab/>from dataclasses import dataclass</text:span></text:span></text:p>
      <text:p text:style-name="P35"><text:span text:style-name="Source_20_Text"><text:span text:style-name="T27"><text:tab/><text:tab/><text:tab/><text:tab/>import tyro</text:span></text:span></text:p>
      <text:p text:style-name="P35"><text:span text:style-name="Source_20_Text"><text:span text:style-name="T27"><text:tab/><text:tab/><text:tab/><text:tab/>@dataclass</text:span></text:span></text:p>
      <text:p text:style-name="P35"><text:span text:style-name="Source_20_Text"><text:span text:style-name="T27"><text:tab/><text:tab/><text:tab/><text:tab/>class Args:</text:span></text:span></text:p>
      <text:p text:style-name="P35"><text:span text:style-name="Source_20_Text"><text:span text:style-name="T27"><text:s text:c="2"/><text:tab/><text:tab/><text:tab/><text:tab/> <text:s text:c="7"/>a: int</text:span></text:span></text:p>
      <text:p text:style-name="P35"><text:span text:style-name="Source_20_Text"><text:span text:style-name="T27"><text:s text:c="4"/><text:tab/><text:tab/><text:tab/><text:tab/> <text:s text:c="7"/>b: int = 3</text:span></text:span></text:p>
      <text:p text:style-name="P35"><text:span text:style-name="Source_20_Text"><text:span text:style-name="T27"><text:tab/><text:tab/><text:tab/><text:tab/>args = tyro.cli(Args)</text:span></text:span></text:p>
      <text:p text:style-name="P35"><text:span text:style-name="Source_20_Text"><text:span text:style-name="T27"><text:tab/><text:tab/><text:tab/><text:tab/>print(args.a + args.b)</text:span></text:span></text:p>
      <text:h text:style-name="P17" text:outline-level="3"><text:soft-page-break/><text:span text:style-name="T3">Hydra</text:span><text:span text:style-name="T4">库</text:span><text:span text:style-name="T5">和</text:span><text:span text:style-name="T6">o</text:span><text:span text:style-name="T5">mega</text:span><text:span text:style-name="T6">c</text:span><text:span text:style-name="T5">onf库的联合使用</text:span><text:span text:style-name="T1">：</text:span></text:h>
      <text:p text:style-name="P24"><text:span text:style-name="T12"><text:s text:c="4"/>• </text:span><text:span text:style-name="T19">hydra是一个强大的配置管理工具它使用omegaconf解析配置文件，可以提供配置组合、命令行覆盖、多级配置等功能</text:span><text:span text:style-name="T13">。</text:span></text:p>
      <text:p text:style-name="P22"><text:span text:style-name="T1"><text:s text:c="4"/>• 例子</text:span><text:span text:style-name="T2">：</text:span></text:p>
      <text:p text:style-name="P25"><text:tab/><text:tab/><text:tab/><text:tab/># 文件结构</text:p>
      <text:p text:style-name="P25"><text:tab/><text:tab/><text:tab/><text:tab/>my_app/</text:p>
      <text:p text:style-name="P25"><text:tab/><text:tab/><text:tab/><text:tab/>├── config/</text:p>
      <text:p text:style-name="P25"><text:tab/><text:tab/><text:tab/><text:tab/>│ <text:s text:c="2"/>├── config.yaml</text:p>
      <text:p text:style-name="P25"><text:tab/><text:tab/><text:tab/><text:tab/>│ <text:s text:c="2"/>├── db.yaml</text:p>
      <text:p text:style-name="P25"><text:tab/><text:tab/><text:tab/><text:tab/>│ <text:s text:c="2"/>└── logging.yaml</text:p>
      <text:p text:style-name="P25"><text:tab/><text:tab/><text:tab/><text:tab/>├── main.py</text:p>
      <text:p text:style-name="P25"><text:tab/><text:tab/><text:tab/><text:tab/>└── __init__.py</text:p>
      <text:p text:style-name="P25"><text:tab/><text:tab/><text:tab/><text:tab/># config/config.yaml主配置文件，包含其他配置文件的引用：</text:p>
      <text:p text:style-name="P25"><text:tab/><text:tab/><text:tab/><text:tab/>defaults:</text:p>
      <text:p text:style-name="P25"><text:tab/><text:tab/><text:tab/><text:tab/> <text:s text:c="2"/>- db: db</text:p>
      <text:p text:style-name="P25"><text:s/><text:tab/><text:tab/><text:tab/><text:tab/> <text:s text:c="2"/>- logging: logging</text:p>
      <text:p text:style-name="P25"><text:tab/><text:tab/><text:tab/><text:tab/>app:</text:p>
      <text:p text:style-name="P25"><text:tab/><text:tab/><text:tab/><text:tab/> <text:s text:c="2"/>name: my_app</text:p>
      <text:p text:style-name="P25"><text:tab/><text:tab/><text:tab/><text:tab/># config/db.yaml数据库配置文件：</text:p>
      <text:p text:style-name="P25"><text:tab/><text:tab/><text:tab/><text:tab/>database:</text:p>
      <text:p text:style-name="P25"><text:tab/><text:tab/><text:tab/><text:tab/> <text:s text:c="2"/>host: localhost</text:p>
      <text:p text:style-name="P25"><text:tab/><text:tab/><text:tab/><text:tab/> <text:s text:c="2"/>port: 5432</text:p>
      <text:p text:style-name="P25"><text:tab/><text:tab/><text:tab/><text:tab/># config/logging.yaml日志配置文件：</text:p>
      <text:p text:style-name="P25"><text:tab/><text:tab/><text:tab/><text:tab/>logging:</text:p>
      <text:p text:style-name="P25"><text:tab/><text:tab/><text:tab/><text:tab/> <text:s text:c="2"/>level: info</text:p>
      <text:p text:style-name="P29"><text:tab/><text:tab/><text:tab/><text:tab/># python文件</text:p>
      <text:p text:style-name="P34"><text:tab/><text:tab/><text:tab/><text:tab/>import hydra</text:p>
      <text:p text:style-name="P34"><text:tab/><text:tab/><text:tab/><text:tab/>from omegaconf import DictConfig, OmegaConf</text:p>
      <text:p text:style-name="P34"><text:tab/><text:tab/><text:tab/><text:tab/>@hydra.main(version_base=None, config_path="config", config_name="config")</text:p>
      <text:p text:style-name="P34"><text:tab/><text:tab/><text:tab/><text:tab/>def main(cfg: DictConfig) -&gt; None:</text:p>
      <text:p text:style-name="P34"><text:s text:c="4"/><text:tab/><text:tab/><text:tab/><text:tab/> <text:s text:c="5"/>print(OmegaConf.to_yaml(cfg))</text:p>
      <text:p text:style-name="P34"><text:tab/><text:tab/><text:tab/><text:tab/>if __name__ == "__main__":</text:p>
      <text:p text:style-name="P34"><text:s text:c="4"/><text:tab/><text:tab/><text:tab/><text:tab/> <text:s text:c="5"/>main()</text:p>
      <text:p text:style-name="P2"><text:s text:c="4"/>• DictConfig表示参数cfg的类型，这段程序最终输出的是 ./conf/config.yaml 文件中的配置信息。</text:p>
      <text:h text:style-name="P21" text:outline-level="3"><text:span text:style-name="T7">pyyaml</text:span><text:span text:style-name="T10">库</text:span><text:span text:style-name="T14">：</text:span></text:h>
      <text:p text:style-name="P1"><text:s text:c="4"/>• 使用方法：</text:p>
      <text:p text:style-name="P48"><text:tab/><text:tab/><text:tab/><text:tab/># coding=utf-8</text:p>
      <text:p text:style-name="P48"><text:tab/><text:tab/><text:tab/><text:tab/><text:span text:style-name="T24">import yaml</text:span></text:p>
      <text:p text:style-name="P48"><text:tab/><text:tab/><text:tab/><text:tab/>def read_yaml(file_path):</text:p>
      <text:p text:style-name="P48"><text:s text:c="2"/><text:tab/><text:tab/><text:tab/><text:tab/> <text:s text:c="5"/>with open(file_path, "r") as f:</text:p>
      <text:p text:style-name="P48"><text:s text:c="3"/><text:tab/><text:tab/><text:tab/><text:tab/> <text:s text:c="6"/><text:span text:style-name="T24">return yaml.safe_load(f)</text:span></text:p>
      <text:p text:style-name="P48"><text:tab/><text:tab/><text:tab/><text:tab/>data = <text:span text:style-name="T24">read_yaml</text:span>("test.yaml")</text:p>
      <text:p text:style-name="P48"><text:tab/><text:tab/><text:tab/><text:tab/>print(data) <text:s/># {'age': 45, 'name': 'zhangsan'}</text:p>
      <text:h text:style-name="P18" text:outline-level="3"><text:span text:style-name="T8">tqdm</text:span><text:span text:style-name="T9">库</text:span><text:span text:style-name="T12">：</text:span></text:h>
      <text:p text:style-name="P12"><text:span text:style-name="T12"><text:s text:c="4"/>• tqdm是一个快速、可扩展的Python进度条，可以在Python长循环中添加一个进度提示信息</text:span><text:span text:style-name="T13">。</text:span></text:p>
      <text:p text:style-name="P12"><text:span text:style-name="T12"><text:s text:c="4"/>• 使用例子</text:span><text:span text:style-name="T13">：</text:span></text:p>
      <text:p text:style-name="P44"><text:span text:style-name="Source_20_Text"><text:span text:style-name="T27"><text:tab/><text:tab/><text:tab/><text:tab/></text:span></text:span><text:span text:style-name="Source_20_Text"><text:span text:style-name="T38">import time</text:span></text:span></text:p>
      <text:p text:style-name="P44"><text:span text:style-name="Source_20_Text"><text:span text:style-name="T38"><text:tab/><text:tab/><text:tab/><text:tab/>from tqdm import *</text:span></text:span></text:p>
      <text:p text:style-name="P44"><text:soft-page-break/><text:span text:style-name="Source_20_Text"><text:span text:style-name="T38"><text:tab/><text:tab/><text:tab/><text:tab/>for i in tqdm(range(1000)):</text:span></text:span></text:p>
      <text:p text:style-name="P44"><text:span text:style-name="Source_20_Text"><text:span text:style-name="T38"><text:tab/><text:tab/><text:tab/><text:tab/> <text:s text:c="5"/>time.sleep(0.01)</text:span></text:span></text:p>
      <text:p text:style-name="P45"><text:span text:style-name="Source_20_Text"><text:span text:style-name="T35"><text:s text:c="7"/><text:tab/><text:tab/><text:tab/><text:tab/></text:span></text:span><text:span text:style-name="Source_20_Text"><text:span text:style-name="T55"># </text:span></text:span><text:span text:style-name="Source_20_Text"><text:span text:style-name="T35">简化写法</text:span></text:span><text:span text:style-name="Source_20_Text"><text:span text:style-name="T36">：</text:span></text:span></text:p>
      <text:p text:style-name="P46"><text:span text:style-name="Source_20_Text"><text:span text:style-name="T38"><text:tab/><text:tab/><text:tab/><text:tab/>for i in trange(1000):</text:span></text:span></text:p>
      <text:p text:style-name="P46"><text:span text:style-name="Source_20_Text"><text:span text:style-name="T38"><text:tab/><text:tab/><text:tab/><text:tab/> <text:s text:c="5"/>time.sleep(0.01)</text:span></text:span></text:p>
      <text:h text:style-name="P19" text:outline-level="3"><text:span text:style-name="T8">glob</text:span><text:span text:style-name="T9">库</text:span><text:span text:style-name="T12">：</text:span></text:h>
      <text:p text:style-name="P13"><text:span text:style-name="T12"><text:s text:c="4"/>• glob库是Python标准库中的一个模块，它可以用来匹配文件和目录的路径名</text:span><text:span text:style-name="T13">。</text:span></text:p>
      <text:p text:style-name="P13"><text:span text:style-name="T12"><text:s text:c="4"/>• 例子</text:span><text:span text:style-name="T13">：</text:span></text:p>
      <text:p text:style-name="P26"><text:span text:style-name="T20"><text:s text:c="7"/><text:tab/><text:tab/><text:tab/><text:tab/></text:span><text:span text:style-name="T23"># </text:span><text:span text:style-name="T21">假设存在目录：</text:span><text:span text:style-name="T20"><text:tab/><text:tab/></text:span></text:p>
      <text:p text:style-name="P26"><text:span text:style-name="T20"><text:tab/><text:tab/><text:tab/><text:tab/>data</text:span></text:p>
      <text:p text:style-name="P31"><text:s/><text:tab/><text:tab/><text:tab/><text:tab/> ├─file1.txt</text:p>
      <text:p text:style-name="P28"><text:span text:style-name="T20"><text:s/><text:tab/><text:tab/><text:tab/><text:tab/> └─sub</text:span><text:span text:style-name="T22">dir</text:span></text:p>
      <text:p text:style-name="P32"><text:tab/><text:tab/><text:tab/><text:tab/> <text:s text:c="7"/>├─file2.txt</text:p>
      <text:p text:style-name="P27"><text:span text:style-name="T20"><text:s text:c="3"/><text:tab/><text:tab/><text:tab/><text:tab/> <text:s text:c="7"/>├─file</text:span><text:span text:style-name="T22">3</text:span><text:span text:style-name="T20">.txt</text:span></text:p>
      <text:p text:style-name="P33"><text:s text:c="3"/><text:tab/><text:tab/><text:tab/><text:tab/> <text:s text:c="7"/>└─data.csv</text:p>
      <text:p text:style-name="P30"><text:s text:c="7"/><text:tab/><text:tab/><text:tab/><text:tab/><text:span text:style-name="T71"># </text:span>查找文件：</text:p>
      <text:p text:style-name="P40"><text:span text:style-name="Source_20_Text"><text:span text:style-name="T27"><text:tab/><text:tab/><text:tab/><text:tab/></text:span></text:span><text:span text:style-name="Source_20_Text"><text:span text:style-name="T38">import glob</text:span></text:span></text:p>
      <text:p text:style-name="P40"><text:span text:style-name="Source_20_Text"><text:span text:style-name="T38"><text:tab/><text:tab/><text:tab/><text:tab/>files= glob.glob("data/**/*.txt", recursive=True)</text:span></text:span></text:p>
      <text:p text:style-name="P40"><text:span text:style-name="Source_20_Text"><text:span text:style-name="T38"><text:tab/><text:tab/><text:tab/><text:tab/>print(files)</text:span></text:span></text:p>
      <text:p text:style-name="P41"><text:span text:style-name="Source_20_Text"><text:span text:style-name="T38"><text:tab/><text:tab/><text:tab/><text:tab/></text:span></text:span><text:span text:style-name="Source_20_Text"><text:span text:style-name="T52">&gt;&gt;&gt;['data/file1.txt', 'data/subdir/file2.txt', 'data/subdir/file3.txt']</text:span></text:span></text:p>
      <text:p text:style-name="P41"><text:span text:style-name="Source_20_Text"><text:span text:style-name="T35"><text:s text:c="4"/>• </text:span></text:span><text:span text:style-name="Source_20_Text"><text:span text:style-name="T37">说明</text:span></text:span><text:span text:style-name="Source_20_Text"><text:span text:style-name="T36">：想要匹配所有以.txt为后缀的文件，不论它们位于哪个子目录中，我们可以使用**/*.txt作为模式字符串。使用recursive=True参数，我们可以匹配到所有子目录中的文件。</text:span></text:span></text:p>
      <text:h text:style-name="P20" text:outline-level="3"><text:span text:style-name="T8">net</text:span><text:span text:style-name="T11">sort</text:span><text:span text:style-name="T9">库</text:span><text:span text:style-name="T12">：</text:span></text:h>
      <text:p text:style-name="P14"><text:span text:style-name="T12"><text:s text:c="4"/>• </text:span><text:span text:style-name="T17">netsort</text:span><text:span text:style-name="T12">库</text:span><text:span text:style-name="T17">可以用来</text:span><text:span text:style-name="T12">处理文件名、数字列表或其他需要自然排序的数据</text:span><text:span text:style-name="T13">，可以对字符串进行自然排序。它可以按字母顺序排序文件名</text:span><text:span text:style-name="T18">列表</text:span><text:span text:style-name="T13">、按数字大小排序数字列表、排序混合了数字和文本的数据列表。</text:span></text:p>
      <text:p text:style-name="P14"><text:span text:style-name="T12"><text:s text:c="4"/>• 例子</text:span><text:span text:style-name="T13">：</text:span></text:p>
      <text:p text:style-name="P42"><text:span text:style-name="Source_20_Text"><text:span text:style-name="T43"><text:tab/><text:tab/><text:tab/><text:tab/>from natsort import natsorted</text:span></text:span></text:p>
      <text:p text:style-name="P42"><text:span text:style-name="Source_20_Text"><text:span text:style-name="T43"><text:tab/><text:tab/><text:tab/><text:tab/>files = ["file_1.txt", "file_10.txt", "file_2.txt"]</text:span></text:span></text:p>
      <text:p text:style-name="P42"><text:span text:style-name="Source_20_Text"><text:span text:style-name="T43"><text:tab/><text:tab/><text:tab/><text:tab/>sorted_files = natsorted(files)</text:span></text:span></text:p>
      <text:p text:style-name="P43"><text:span text:style-name="Source_20_Text"><text:span text:style-name="T43"><text:tab/><text:tab/><text:tab/><text:tab/>print(sorted_files) </text:span></text:span></text:p>
      <text:p text:style-name="P43"><text:span text:style-name="Source_20_Text"><text:span text:style-name="T43"><text:tab/><text:tab/><text:tab/><text:tab/></text:span></text:span><text:span text:style-name="Source_20_Text"><text:span text:style-name="T44">&gt;&gt;&gt;</text:span></text:span><text:span text:style-name="Source_20_Text"><text:span text:style-name="T43">['file_1.txt', 'file_2.txt', 'file_10.txt']</text:span></text:span></text:p>
      <text:p text:style-name="P14"><text:span text:style-name="Source_20_Text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26T16:26:35.975360049</dc:date>
    <meta:editing-duration>PT10H55M24S</meta:editing-duration>
    <meta:editing-cycles>203</meta:editing-cycles>
    <meta:generator>LibreOffice/6.4.7.2$Linux_X86_64 LibreOffice_project/40$Build-2</meta:generator>
    <meta:document-statistic meta:table-count="0" meta:image-count="0" meta:object-count="0" meta:page-count="3" meta:paragraph-count="116" meta:word-count="833" meta:character-count="3180" meta:non-whitespace-character-count="2367"/>
  </office:meta>
</office:document-meta>
</file>